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style>
    <style:style style:name="P18"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1"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2"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line-height="100%" fo:text-align="start" style:justify-single-word="false">
        <style:tab-stops>
          <style:tab-stop style:position="0.5in"/>
        </style:tab-stops>
      </style:paragraph-properties>
    </style:style>
    <style:style style:name="P30" style:family="paragraph" style:parent-style-name="Standard" style:list-style-name="L2">
      <style:paragraph-properties fo:line-height="100%" fo:text-align="start" style:justify-single-word="false">
        <style:tab-stops>
          <style:tab-stop style:position="0.5in"/>
        </style:tab-stops>
      </style:paragraph-properties>
    </style:style>
    <style:style style:name="P31" style:family="paragraph" style:parent-style-name="Standard" style:list-style-name="L4">
      <style:paragraph-properties fo:line-height="100%" fo:text-align="start" style:justify-single-word="false">
        <style:tab-stops>
          <style:tab-stop style:position="0.5in"/>
        </style:tab-stops>
      </style:paragraph-properties>
    </style:style>
    <style:style style:name="P32" style:family="paragraph" style:parent-style-name="Standard" style:list-style-name="L5">
      <style:paragraph-properties fo:line-height="100%" fo:text-align="start" style:justify-single-word="false">
        <style:tab-stops>
          <style:tab-stop style:position="0.5in"/>
        </style:tab-stops>
      </style:paragraph-properties>
    </style:style>
    <style:style style:name="P33" style:family="paragraph" style:parent-style-name="Standard" style:list-style-name="L6">
      <style:paragraph-properties fo:line-height="100%" fo:text-align="start" style:justify-single-word="false">
        <style:tab-stops>
          <style:tab-stop style:position="0.5in"/>
        </style:tab-stops>
      </style:paragraph-properties>
    </style:style>
    <style:style style:name="P34"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agraph-properties fo:text-align="center">
        <style:tab-stops>
          <style:tab-stop style:position="0.2835in"/>
        </style:tab-stops>
      </style:paragraph-properties>
    </style:style>
    <style:style style:name="P38"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39" style:family="paragraph">
      <style:paragraph-properties fo:text-align="center"/>
    </style:style>
    <style:style style:name="P4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font-name="Liberation Mono"/>
    </style:style>
    <style:style style:name="T8" style:family="text">
      <style:text-properties style:use-window-font-color="true"/>
    </style:style>
    <style:style style:name="T9"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weight="bold" style:font-weight-asian="bold" style:font-weight-complex="bold"/>
    </style:style>
    <style:style style:name="T16" style:family="text">
      <style:text-properties style:font-name="Liberation Serif1"/>
    </style:style>
    <style:style style:name="T17" style:family="text">
      <style:text-properties style:text-position="0% 100%"/>
    </style:style>
    <style:style style:name="T18" style:family="text">
      <style:text-properties fo:font-size="12pt"/>
    </style:style>
    <style:style style:name="T19" style:family="text">
      <style:text-properties fo:language="en" fo:country="US"/>
    </style:style>
    <style:style style:name="T20" style:family="text">
      <style:text-properties fo:font-style="normal"/>
    </style:style>
    <style:style style:name="T21" style:family="text">
      <style:text-properties style:text-underline-style="none"/>
    </style:style>
    <style:style style:name="T22" style:family="text">
      <style:text-properties fo:font-weight="normal"/>
    </style:style>
    <style:style style:name="T23" style:family="text">
      <style:text-properties style:font-name-asian="DejaVu Sans1"/>
    </style:style>
    <style:style style:name="T24" style:family="text">
      <style:text-properties style:font-size-asian="10.5pt"/>
    </style:style>
    <style:style style:name="T25" style:family="text">
      <style:text-properties style:language-asian="zxx" style:country-asian="none"/>
    </style:style>
    <style:style style:name="T26" style:family="text">
      <style:text-properties style:font-style-asian="normal"/>
    </style:style>
    <style:style style:name="T27" style:family="text">
      <style:text-properties style:font-weight-asian="normal"/>
    </style:style>
    <style:style style:name="T28" style:family="text">
      <style:text-properties style:font-name-complex="DejaVu Sans1"/>
    </style:style>
    <style:style style:name="T29" style:family="text">
      <style:text-properties style:font-size-complex="12pt"/>
    </style:style>
    <style:style style:name="T30" style:family="text">
      <style:text-properties style:language-complex="zxx" style:country-complex="none"/>
    </style:style>
    <style:style style:name="T31" style:family="text">
      <style:text-properties style:font-style-complex="normal"/>
    </style:style>
    <style:style style:name="T32" style:family="text">
      <style:text-properties style:font-weight-complex="normal"/>
    </style:style>
    <style:style style:name="T33"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34"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35"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36"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37"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38"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39" style:family="text">
      <style:text-properties style:font-name="Times" fo:font-size="10pt" style:font-name-asian="DejaVuSans" style:font-size-asian="10pt" style:font-name-complex="Tahoma" style:font-size-complex="10pt"/>
    </style:style>
    <style:style style:name="T40" style:family="text">
      <style:text-properties style:text-position="super 58%" style:font-name="Times" fo:font-size="10pt" style:font-name-asian="DejaVuSans" style:font-size-asian="10pt" style:font-name-complex="Tahoma" style:font-size-complex="10pt"/>
    </style:style>
    <style:style style:name="T41"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3">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728667331" text:style-name="L1">
        <text:list-item>
          <text:p text:style-name="P26">renal clearance is usually divided by the BSA to gain an appreciation of the true required glomelular filtration rate (GFR), </text:p>
        </text:list-item>
        <text:list-item>
          <text:p text:style-name="P26">chemotherapy is often dosed according to the patient's BSA, and </text:p>
        </text:list-item>
        <text:list-item>
          <text:p text:style-name="P26">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19">such as various formulas:</text:p>
      <text:list xml:id="list2110267163" text:style-name="L2">
        <text:list-item>
          <text:p text:style-name="P30"><text:span text:style-name="T9">Dubois &amp; Dubois; BSA (m</text:span><text:span text:style-name="T11">2</text:span><text:span text:style-name="T9">) = 0.007184 </text:span><text:span text:style-name="T10">x</text:span><text:span text:style-name="T9"> weight in kg</text:span><text:span text:style-name="T11">0.425</text:span><text:span text:style-name="T9"> </text:span><text:span text:style-name="T10">x</text:span><text:span text:style-name="T9"> height in cm</text:span><text:span text:style-name="T11">0.725</text:span></text:p>
        </text:list-item>
        <text:list-item>
          <text:p text:style-name="P30"><text:span text:style-name="T9">Mosteller; BSA (m</text:span><text:span text:style-name="T11">2</text:span><text:span text:style-name="T9">) = </text:span><text:span text:style-name="T9"><draw:frame draw:style-name="fr4" draw:name="Object5" text:anchor-type="as-char" svg:width="1.9984in" svg:height="0.428in" draw:z-index="11"><draw:object xlink:href="./Object 5" xlink:type="simple" xlink:show="embed" xlink:actuate="onLoad"/><draw:image xlink:href="./ObjectReplacements/Object 5" xlink:type="simple" xlink:show="embed" xlink:actuate="onLoad"/><svg:desc>formula</svg:desc></draw:frame></text:span></text:p>
        </text:list-item>
        <text:list-item>
          <text:p text:style-name="P30"><text:span text:style-name="T9">Haycock; BSA (m</text:span><text:span text:style-name="T11">2</text:span><text:span text:style-name="T9">) = 0.024265 </text:span><text:span text:style-name="T10">x</text:span><text:span text:style-name="T9"> weight in kg</text:span><text:span text:style-name="T11">0.5378</text:span><text:span text:style-name="T9"> </text:span><text:span text:style-name="T10">x</text:span><text:span text:style-name="T9"> height in cm</text:span><text:span text:style-name="T11">0.3964</text:span></text:p>
        </text:list-item>
        <text:list-item>
          <text:p text:style-name="P34"><text:span text:style-name="T12">Gehan &amp; George; BSA (m</text:span><text:span text:style-name="T11">2</text:span><text:span text:style-name="T12">) = 0.0235 </text:span><text:span text:style-name="T13">x</text:span><text:span text:style-name="T12"> weight in kg</text:span><text:span text:style-name="T11">0.51456</text:span><text:span text:style-name="T12"> </text:span><text:span text:style-name="T13">x</text:span><text:span text:style-name="T12"> height in cm</text:span><text:span text:style-name="T11">0.42246</text:span></text:p>
        </text:list-item>
        <text:list-item>
          <text:p text:style-name="P34"><text:span text:style-name="T12">Fujimoto; BSA (m</text:span><text:span text:style-name="T11">2</text:span><text:span text:style-name="T12">) = 0.008883 </text:span><text:span text:style-name="T13">x</text:span><text:span text:style-name="T12"> weight in kg</text:span><text:span text:style-name="T11">0.444</text:span><text:span text:style-name="T12"> </text:span><text:span text:style-name="T13">x</text:span><text:span text:style-name="T12"> height in cm</text:span><text:span text:style-name="T11">0.663</text:span></text:p>
        </text:list-item>
        <text:list-item>
          <text:p text:style-name="P34"><text:span text:style-name="T12">Takahira; BSA (m</text:span><text:span text:style-name="T11">2</text:span><text:span text:style-name="T12">) = 0.007241 </text:span><text:span text:style-name="T13">x</text:span><text:span text:style-name="T12"> weight in kg</text:span><text:span text:style-name="T11">0.425</text:span><text:span text:style-name="T12"> </text:span><text:span text:style-name="T13">x</text:span><text:span text:style-name="T12"> height in cm</text:span><text:span text:style-name="T11">0.725</text:span></text:p>
        </text:list-item>
        <text:list-item>
          <text:p text:style-name="P34"><text:span text:style-name="T12">Boyd; BSA (m</text:span><text:span text:style-name="T11">2</text:span><text:span text:style-name="T12">) = 0.0003207 </text:span><text:span text:style-name="T13">x</text:span><text:span text:style-name="T12"> weight in g</text:span><text:span text:style-name="T11">(0.7285-0.0188 log</text:span><text:span text:style-name="T14">10</text:span><text:span text:style-name="T11">weight in g)</text:span><text:span text:style-name="T12"> </text:span><text:span text:style-name="T13">x</text:span><text:span text:style-name="T12"> height in cm</text:span><text:span text:style-name="T11">0.3</text:span></text:p>
        </text:list-item>
        <text:list-item>
          <text:p text:style-name="P34"><text:span text:style-name="T12">Schlick for women; BSA (m</text:span><text:span text:style-name="T11">2</text:span><text:span text:style-name="T12">) = 0.000975482 </text:span><text:span text:style-name="T13">x</text:span><text:span text:style-name="T12"> weight in kg</text:span><text:span text:style-name="T11">0.46</text:span><text:span text:style-name="T12"> </text:span><text:span text:style-name="T13">x</text:span><text:span text:style-name="T12"> height in cm</text:span><text:span text:style-name="T11">1.08</text:span></text:p>
        </text:list-item>
        <text:list-item>
          <text:p text:style-name="P34"><text:span text:style-name="T12">Schlick for men; BSA (m</text:span><text:span text:style-name="T11">2</text:span><text:span text:style-name="T12">) = 0.000579479 </text:span><text:span text:style-name="T13">x</text:span><text:span text:style-name="T12"> weight in kg</text:span><text:span text:style-name="T11">0.38</text:span><text:span text:style-name="T12"> </text:span><text:span text:style-name="T13">x</text:span><text:span text:style-name="T12"> height in cm</text:span><text:span text:style-name="T11">1.24</text:span></text:p>
        </text:list-item>
      </text:list>
      <text:p text:style-name="P19">using a nomogram (a chart method that can be based on any of the above formulas),</text:p>
      <text:p text:style-name="P19">or some more peculiar ways including geometry, thoroughly detailed 3D scans, even wrapping patients in aluminum foil.</text:p>
      <text:p text:style-name="P19"/>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
      <text:p text:style-name="P6"><text:soft-page-break/>A nomogram is a common method and is the way we will concentrate on. <text:s/>A nomogram typically has three columns:</text:p>
      <text:p text:style-name="P6"/>
      <text:list xml:id="list1178410258" text:style-name="L3">
        <text:list-item>
          <text:p text:style-name="P27">height based in both centimeters and inches,</text:p>
        </text:list-item>
        <text:list-item>
          <text:p text:style-name="P27">body surface area in m<text:span text:style-name="T5">2</text:span>, and</text:p>
        </text:list-item>
        <text:list-item>
          <text:p text:style-name="P27">weight based in both kilograms and pounds.</text:p>
        </text:list-item>
      </text:list>
      <text:p text:style-name="P14"/>
      <text:p text:style-name="P14">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4"/>
      <text:p text:style-name="P16">Example</text:p>
      <text:p text:style-name="P14"/>
      <text:p text:style-name="P14">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5"/>
      <text:p text:style-name="P15"><draw:frame draw:style-name="fr4"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5"/>
      <text:p text:style-name="P15"><draw:frame draw:style-name="fr4"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5"/>
      <text:p text:style-name="P15">Dubois &amp; Dubois; BSA (m<text:span text:style-name="T5">2</text:span>) = 0.007184 <text:span text:style-name="T7">x</text:span> weight in kg<text:span text:style-name="T5">0.425</text:span> <text:span text:style-name="T7">x</text:span> height in cm<text:span text:style-name="T5">0.725</text:span></text:p>
      <text:p text:style-name="P15"/>
      <text:p text:style-name="P15">0.007184 <text:span text:style-name="T7">x</text:span> 50<text:span text:style-name="T5">0.425</text:span> <text:span text:style-name="T7">x</text:span> 160<text:span text:style-name="T5">0.725</text:span> = <text:span text:style-name="T15">1.50 m</text:span><text:span text:style-name="T6">2</text:span></text:p>
      <text:p text:style-name="P14"/>
      <text:p text:style-name="P16">Practice Problem</text:p>
      <text:p text:style-name="P14"/>
      <text:p text:style-name="P14">Attempt the process of determining the BSA of the author of this textbook using both a nomogram and the Dubois &amp; Dubois formula. The height and weight of this book's author is 6'1” and 165 pounds.</text:p>
      <text:p text:style-name="P14"/>
      <text:p text:style-name="P14"/>
      <text:p text:style-name="P14"/>
      <text:p text:style-name="P14"/>
      <text:p text:style-name="P14"/>
      <text:p text:style-name="P14"/>
      <text:p text:style-name="P14"><draw:frame text:anchor-type="paragraph" draw:z-index="7" draw:style-name="gr2" draw:text-style-name="P40" svg:width="6.915in" svg:height="0.2268in" draw:transform="rotate (3.1415926535892) translate (6.91666666666667in 0.276388888888889in)"><draw:text-box><text:p><text:span text:style-name="T39">Both answers should come out close to 1.98 m</text:span><text:span text:style-name="T40">2</text:span><text:span text:style-name="T41">.</text:span></text:p></draw:text-box></draw:frame></text:p>
      <text:p text:style-name="P14"/>
      <text:p text:style-name="P14">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0">Height</text:p>
          </table:table-cell>
          <table:table-cell table:style-name="Table1.A1" office:value-type="string">
            <text:p text:style-name="P21">Body Surface Area</text:p>
          </table:table-cell>
          <table:table-cell table:style-name="Table1.A1" office:value-type="string">
            <text:p text:style-name="P22">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2"><draw:frame text:anchor-type="paragraph" draw:z-index="2" draw:style-name="gr1" draw:text-style-name="P38" svg:width="6.9071in" svg:height="0.4622in" svg:x="0.0126in" svg:y="0.2374in"><draw:text-box><text:p text:style-name="P37"><text:span text:style-name="T33">Nomogram is based on the Dubois &amp; Dubois formula.</text:span></text:p><text:p text:style-name="P37"><text:span text:style-name="T33">BSA (m</text:span><text:span text:style-name="T34">2</text:span><text:span text:style-name="T33">) = 0.007184 </text:span><text:span text:style-name="T35">x</text:span><text:span text:style-name="T33"> weight in kg</text:span><text:span text:style-name="T34">0.425</text:span><text:span text:style-name="T33"> </text:span><text:span text:style-name="T35">x</text:span><text:span text:style-name="T33"> height in cm</text:span><text:span text:style-name="T34">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38" svg:width="6.9071in" svg:height="0.4622in" svg:x="0in" svg:y="7.0252in"><draw:text-box><text:p text:style-name="P37"><text:span text:style-name="T33">Nomogram is based on the Haycock formula.</text:span></text:p><text:p text:style-name="P39"><text:span text:style-name="T36">BSA (m</text:span><text:span text:style-name="T37">2</text:span><text:span text:style-name="T36">) = 0.024265 </text:span><text:span text:style-name="T38">x</text:span><text:span text:style-name="T36"> weight in kg</text:span><text:span text:style-name="T37">0.5378</text:span><text:span text:style-name="T36"> </text:span><text:span text:style-name="T38">x</text:span><text:span text:style-name="T36"> height in cm</text:span><text:span text:style-name="T37">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614659341" text:style-name="L4">
        <text:list-item>
          <text:p text:style-name="P31"><text:span text:style-name="T9">A 5'3” woman weighing 120 pounds is to receive docetaxel 75 mg/m</text:span><text:span text:style-name="T11">2</text:span><text:span text:style-name="T9"> every three weeks for breast cancer. How many mg should her dose be?</text:span></text:p>
        </text:list-item>
      </text:list>
      <text:p text:style-name="P14"/>
      <text:p text:style-name="P23"><draw:frame draw:style-name="fr4"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4"/>
      <text:list xml:id="list1995744638" text:continue-numbering="true" text:style-name="L4">
        <text:list-item>
          <text:p text:style-name="P31">A 4'7” 10 year old boy weighing 74 pounds is ordered etoposide IV 150 mg/m<text:span text:style-name="T5">2</text:span>/day to treat acute nonlymphocytic leukemia. How many mg should his dose be?</text:p>
        </text:list-item>
      </text:list>
      <text:p text:style-name="P17"/>
      <text:p text:style-name="P23"><draw:frame draw:style-name="fr4"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7"/>
      <text:p text:style-name="P18">Practice Problems</text:p>
      <text:p text:style-name="P17"/>
      <text:list xml:id="list2138541762" text:style-name="L5">
        <text:list-item>
          <text:p text:style-name="P32">A 5'6” woman weighing 320 pounds is to receive paclitaxel 260 mg/m<text:span text:style-name="T5">2</text:span> every three weeks for breast cancer. How many mg should her dose be?</text:p>
        </text:list-item>
      </text:list>
      <text:p text:style-name="P17"/>
      <text:p text:style-name="P17"/>
      <text:p text:style-name="P17"/>
      <text:p text:style-name="P17"/>
      <text:list xml:id="list715047115" text:continue-numbering="true" text:style-name="L5">
        <text:list-item>
          <text:p text:style-name="P32">A 4'2” 8 year old girl weighing 60 pounds is ordered methotrexate IV 3.3 mg/m<text:span text:style-name="T5">2</text:span> daily to treat leukemia. How many mg should her dose be?</text:p>
        </text:list-item>
      </text:list>
      <text:p text:style-name="P17"/>
      <text:p text:style-name="P17"><draw:frame text:anchor-type="paragraph" draw:z-index="8" draw:style-name="gr2" draw:text-style-name="P40" svg:width="6.915in" svg:height="0.2268in" draw:transform="rotate (3.1415926535892) translate (6.91666666666667in 1.06388888888889in)"><draw:text-box><text:p><text:span text:style-name="T39">1) 634.4 mg <text:s text:c="3"/>2) 3.2 mg</text:span></text:p></draw:text-box></draw:frame></text:p>
      <text:p text:style-name="P17"/>
      <text:p text:style-name="P17"/>
      <text:p text:style-name="P17"/>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1"/>
      <text:p text:style-name="P10">Worksheet 23-1</text:p>
      <text:p text:style-name="P6">Name:</text:p>
      <text:p text:style-name="P6"/>
      <text:p text:style-name="P6">Date:</text:p>
      <text:p text:style-name="P12"/>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list xml:id="list502561605" text:style-name="L6">
        <text:list-item>
          <text:p text:style-name="P28">To get started, solve the BSA for the following adult patients based on their height and weight:</text:p>
        </text:list-item>
      </text:list>
      <text:p text:style-name="P14"/>
      <text:list xml:id="list308416469" text:continue-numbering="true" text:style-name="L6">
        <text:list-item>
          <text:list>
            <text:list-item>
              <text:p text:style-name="P33"><text:span text:style-name="T9">Height 180 cm; Weight 80 kg </text:span></text:p>
            </text:list-item>
          </text:list>
        </text:list-item>
      </text:list>
      <text:p text:style-name="P17"><text:span text:style-name="T9"/></text:p>
      <text:p text:style-name="P17"><text:span text:style-name="T9"/></text:p>
      <text:list xml:id="list560537841" text:continue-numbering="true" text:style-name="L6">
        <text:list-item>
          <text:list>
            <text:list-item>
              <text:p text:style-name="P33"><text:span text:style-name="T9">Height 5' 11”; Weight 176 pounds </text:span></text:p>
            </text:list-item>
          </text:list>
        </text:list-item>
      </text:list>
      <text:p text:style-name="P17"><text:span text:style-name="T9"/></text:p>
      <text:p text:style-name="P17"><text:span text:style-name="T9"/></text:p>
      <text:list xml:id="list1362157547" text:continue-numbering="true" text:style-name="L6">
        <text:list-item>
          <text:list>
            <text:list-item>
              <text:p text:style-name="P33"><text:span text:style-name="T9">Height 63”; Weight 143 lb </text:span></text:p>
            </text:list-item>
          </text:list>
        </text:list-item>
      </text:list>
      <text:p text:style-name="P17"><text:span text:style-name="T9"/></text:p>
      <text:p text:style-name="P17"><text:span text:style-name="T9"/></text:p>
      <text:list xml:id="list1052495476" text:continue-numbering="true" text:style-name="L6">
        <text:list-item>
          <text:list>
            <text:list-item>
              <text:p text:style-name="P33"><text:span text:style-name="T9">Height 1.5 m; Weight 65 kg</text:span></text:p>
            </text:list-item>
          </text:list>
        </text:list-item>
      </text:list>
      <text:p text:style-name="P17"><text:span text:style-name="T9"/></text:p>
      <text:p text:style-name="P17"><text:span text:style-name="T9"/></text:p>
      <text:list xml:id="list193938592" text:continue-numbering="true" text:style-name="L6">
        <text:list-item>
          <text:p text:style-name="P28">Let's determine the BSA for several pediatric patients based on their height and weight: </text:p>
        </text:list-item>
      </text:list>
      <text:p text:style-name="P14"/>
      <text:list xml:id="list1104278612" text:continue-numbering="true" text:style-name="L6">
        <text:list-item>
          <text:list>
            <text:list-item>
              <text:p text:style-name="P28">Height 39”; Weight 30 lb </text:p>
            </text:list-item>
          </text:list>
        </text:list-item>
      </text:list>
      <text:p text:style-name="P14"/>
      <text:p text:style-name="P14"/>
      <text:list xml:id="list109898523" text:continue-numbering="true" text:style-name="L6">
        <text:list-item>
          <text:list>
            <text:list-item>
              <text:p text:style-name="P28">Height 112 cm; Weight 20 kg </text:p>
            </text:list-item>
          </text:list>
        </text:list-item>
      </text:list>
      <text:p text:style-name="P14"/>
      <text:p text:style-name="P14"/>
      <text:list xml:id="list2121152959" text:continue-numbering="true" text:style-name="L6">
        <text:list-item>
          <text:list>
            <text:list-item>
              <text:p text:style-name="P28">Height 4'; Weight 49 pounds </text:p>
            </text:list-item>
          </text:list>
        </text:list-item>
      </text:list>
      <text:p text:style-name="P14"/>
      <text:p text:style-name="P14"/>
      <text:list xml:id="list1472979630" text:continue-numbering="true" text:style-name="L6">
        <text:list-item>
          <text:list>
            <text:list-item>
              <text:p text:style-name="P28">Height 1.5 m; Weight 39 kg</text:p>
            </text:list-item>
          </text:list>
        </text:list-item>
      </text:list>
      <text:p text:style-name="P14"/>
      <text:p text:style-name="P14"/>
      <text:list xml:id="list1336564201" text:continue-numbering="true" text:style-name="L6">
        <text:list-item>
          <text:p text:style-name="P28">An oncologist orders mitomycin 20 mg/m<text:span text:style-name="T5">2</text:span> for a 5' 9” patient weighing 165 lb. How many mg of mitomycin should the patient receive?</text:p>
        </text:list-item>
      </text:list>
      <text:p text:style-name="P14"/>
      <text:p text:style-name="P14"/>
      <text:p text:style-name="P14"/>
      <text:p text:style-name="P14"/>
      <text:list xml:id="list66844235" text:continue-numbering="true" text:style-name="L6">
        <text:list-item>
          <text:p text:style-name="P28">A patient with Hodkin disease is to receive a maintenance dose of bleomycin of 10 units/m<text:span text:style-name="T5">2</text:span>. If the patient is 5' 7” and 160 lb, how many units of bleomycin should they receive?</text:p>
        </text:list-item>
      </text:list>
      <text:p text:style-name="P14"/>
      <text:list xml:id="list449387690" text:continue-numbering="true" text:style-name="L6">
        <text:list-item>
          <text:p text:style-name="P28"><text:soft-page-break/>An oncologist orders gemcitabine 1,250 mg/m<text:span text:style-name="T5">2</text:span> for a 5' 4” patient weighing 125 lb that has breast cancer. </text:p>
        </text:list-item>
      </text:list>
      <text:p text:style-name="P14"/>
      <text:list xml:id="list1705431969" text:continue-numbering="true" text:style-name="L6">
        <text:list-item>
          <text:list>
            <text:list-item>
              <text:p text:style-name="P28">How many mg of gemcitabine should the patient receive? </text:p>
            </text:list-item>
          </text:list>
        </text:list-item>
      </text:list>
      <text:p text:style-name="P14"/>
      <text:p text:style-name="P14"/>
      <text:p text:style-name="P14"/>
      <text:list xml:id="list108652466" text:continue-numbering="true" text:style-name="L6">
        <text:list-item>
          <text:list>
            <text:list-item>
              <text:p text:style-name="P28">Gemcitabine is available in 200 mg vials and 1 g vials. How many of each vial size will you need to gather to make a dose of gemcitabine for this patient? </text:p>
            </text:list-item>
          </text:list>
        </text:list-item>
      </text:list>
      <text:p text:style-name="P14"/>
      <text:p text:style-name="P14"/>
      <text:p text:style-name="P14"/>
      <text:list xml:id="list488773561" text:continue-numbering="true" text:style-name="L6">
        <text:list-item>
          <text:list>
            <text:list-item>
              <text:p text:style-name="P28">The package insert instructs you to reconstitute 200 mg vials with 5 mL of diluent and 1 g vials with 25 mL of diluent providing a concentration of 38 mg/mL. How many mL of the reconstituted will you need to dispense this dose?</text:p>
            </text:list-item>
          </text:list>
        </text:list-item>
      </text:list>
      <text:p text:style-name="P14"/>
      <text:p text:style-name="P14"/>
      <text:p text:style-name="P14"/>
      <text:list xml:id="list1979350198" text:continue-numbering="true" text:style-name="L6">
        <text:list-item>
          <text:p text:style-name="P28">A pediatric patient is to receive doxorubicin 60 mg/m<text:span text:style-name="T5">2</text:span>. Their height is 48 inches and weighs 54 pounds. </text:p>
        </text:list-item>
      </text:list>
      <text:p text:style-name="P14"/>
      <text:list xml:id="list52910605" text:continue-numbering="true" text:style-name="L6">
        <text:list-item>
          <text:list>
            <text:list-item>
              <text:p text:style-name="P28">How many mg of doxorubicin should this pediatric patient receive? </text:p>
            </text:list-item>
          </text:list>
        </text:list-item>
      </text:list>
      <text:p text:style-name="P14"/>
      <text:p text:style-name="P14"/>
      <text:p text:style-name="P14"/>
      <text:list xml:id="list1826862717" text:continue-numbering="true" text:style-name="L6">
        <text:list-item>
          <text:list>
            <text:list-item>
              <text:p text:style-name="P28">Looking at the vials pictured, how many mL of doxorubicin should the patient receive? </text:p>
            </text:list-item>
          </text:list>
        </text:list-item>
      </text:list>
      <text:p text:style-name="P14"/>
      <text:p text:style-name="P14"/>
      <text:p text:style-name="P14"/>
      <text:list xml:id="list981239332" text:continue-numbering="true" text:style-name="L6">
        <text:list-item>
          <text:p text:style-name="P28">Adalimumab 24 mg/m<text:span text:style-name="T5">2</text:span> SQ is ordered for a juvenile. The child is 3' 11” and weighs 49 pounds. How many mg of adalimumab should this child receive?</text:p>
        </text:list-item>
      </text:list>
      <text:p text:style-name="P14"/>
      <text:p text:style-name="P14"/>
      <text:p text:style-name="P14"/>
      <text:p text:style-name="P14"/>
      <text:list xml:id="list986361247" text:continue-numbering="true" text:style-name="L6">
        <text:list-item>
          <text:p text:style-name="P28">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4"/>
      <text:p text:style-name="P14"/>
      <text:p text:style-name="P14"/>
      <text:p text:style-name="P14"/>
      <text:list xml:id="list447911299" text:continue-numbering="true" text:style-name="L6">
        <text:list-item>
          <text:p text:style-name="P28">A four agent dosage regimen, termed MOPP (which is related to the medications used), for the treatment of Hodgkin lymphoma includes the following drugs taken over a 28-day cycle:</text:p>
        </text:list-item>
      </text:list>
      <text:p text:style-name="P14"/>
      <text:p text:style-name="P23">Mechlorethamine 6 mg/m2, IV, days 1 &amp; 8 </text:p>
      <text:p text:style-name="P23">Vincristine 1.4 mg/m2, IV, days 1 &amp; 8 </text:p>
      <text:p text:style-name="P23"><text:soft-page-break/>Procarbazine 100 mg/m2/day, po, days 1-14 </text:p>
      <text:p text:style-name="P23">Prednisone 40 mg/m2/day, po, days 1-14 </text:p>
      <text:p text:style-name="P14"/>
      <text:p text:style-name="P19">If the patient is 5' 1” in height and weighs 116 lbs calculate the following: </text:p>
      <text:p text:style-name="P14"/>
      <text:list xml:id="list444197541" text:continue-numbering="true" text:style-name="L6">
        <text:list-item>
          <text:list>
            <text:list-item>
              <text:p text:style-name="P28">How many mL of mechlorethamine will you need for each dose if it comes in 10 mg vials that need to be reconstituted with either 10 mL of SWFI or NS (powder volume is considered negligible)? </text:p>
            </text:list-item>
          </text:list>
        </text:list-item>
      </text:list>
      <text:p text:style-name="P14"/>
      <text:p text:style-name="P14"/>
      <text:p text:style-name="P14"/>
      <text:list xml:id="list1237493049" text:continue-numbering="true" text:style-name="L6">
        <text:list-item>
          <text:list>
            <text:list-item>
              <text:p text:style-name="P28">If each dose of mechlorethamine is to have an exact volume of 100 mL (diluted in NS) how many mL of NS should be in the bag? </text:p>
            </text:list-item>
          </text:list>
        </text:list-item>
      </text:list>
      <text:p text:style-name="P14"/>
      <text:p text:style-name="P14"/>
      <text:p text:style-name="P14"/>
      <text:list xml:id="list1961039083" text:continue-numbering="true" text:style-name="L6">
        <text:list-item>
          <text:list>
            <text:list-item>
              <text:p text:style-name="P28">How many mL of vincristine will you need for each dose if it comes in a concentration of 1 mg/mL (vincristine dosing is capped at 2 mg/dose)? </text:p>
            </text:list-item>
          </text:list>
        </text:list-item>
      </text:list>
      <text:p text:style-name="P14"/>
      <text:p text:style-name="P14"/>
      <text:p text:style-name="P14"/>
      <text:list xml:id="list255944692" text:continue-numbering="true" text:style-name="L6">
        <text:list-item>
          <text:list>
            <text:list-item>
              <text:p text:style-name="P28">How many 50 mg tablets of procarbazine should you dispense to cover this treatment cycle? </text:p>
            </text:list-item>
          </text:list>
        </text:list-item>
      </text:list>
      <text:p text:style-name="P14"/>
      <text:p text:style-name="P14"/>
      <text:p text:style-name="P14"/>
      <text:list xml:id="list459397992" text:continue-numbering="true" text:style-name="L6">
        <text:list-item>
          <text:list>
            <text:list-item>
              <text:p text:style-name="P28">How many 20 mg tablets of prednisone should you dispense to cover this treatment cycle?</text:p>
            </text:list-item>
          </text:list>
        </text:list-item>
      </text:list>
      <text:p text:style-name="P14"/>
      <text:p text:style-name="P14"/>
      <text:p text:style-name="P14"/>
      <text:list xml:id="list2097757041" text:continue-numbering="true" text:style-name="L6">
        <text:list-item>
          <text:p text:style-name="P28">A 36 year old female patient is diagnosed with breast cancer. She weighs 106 kg and is 152 cm tall and she has elected to start a drug regimen known as AC therapy. <text:s/></text:p>
        </text:list-item>
      </text:list>
      <text:p text:style-name="P14"/>
      <text:list xml:id="list1201551847" text:continue-numbering="true" text:style-name="L6">
        <text:list-item>
          <text:list>
            <text:list-item>
              <text:p text:style-name="P28">If the starting dose of doxorubicin is 50mg/m2 and of cyclophosphamide is 25 mg/kg what would be the appropriate dose of each drug for this patient? </text:p>
            </text:list-item>
          </text:list>
        </text:list-item>
      </text:list>
      <text:p text:style-name="P14"/>
      <text:p text:style-name="P14"/>
      <text:p text:style-name="P14"/>
      <text:p text:style-name="P14"/>
      <text:list xml:id="list421354083" text:continue-numbering="true" text:style-name="L6">
        <text:list-item>
          <text:list>
            <text:list-item>
              <text:p text:style-name="P28">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1-31T21:46:28</dc:date>
    <dc:creator>Sean Parsons</dc:creator>
    <meta:editing-duration>PT5H40M23S</meta:editing-duration>
    <meta:editing-cycles>8</meta:editing-cycles>
    <meta:generator>LibreOffice/3.3$Linux LibreOffice_project/330m19$Build-301</meta:generator>
    <meta:document-statistic meta:table-count="1" meta:image-count="3" meta:object-count="5" meta:page-count="12" meta:paragraph-count="93" meta:word-count="1677" meta:character-count="9151"/>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